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1012a0" officeooo:paragraph-rsid="001012a0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12a0" officeooo:paragraph-rsid="001012a0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40%" fo:text-align="center" style:justify-single-word="false"/>
      <style:text-properties fo:color="#000000" fo:font-size="15pt" fo:font-weight="normal" officeooo:rsid="001012a0" officeooo:paragraph-rsid="0011ddf2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line-height="140%" fo:text-align="center" style:justify-single-word="false"/>
      <style:text-properties fo:color="#000000" fo:font-size="15pt" fo:font-weight="normal" officeooo:rsid="001012a0" officeooo:paragraph-rsid="001012a0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line-height="140%" fo:text-align="center" style:justify-single-word="false"/>
      <style:text-properties fo:color="#000000" fo:font-size="15pt" fo:font-weight="normal" officeooo:rsid="001012a0" officeooo:paragraph-rsid="00131129" style:font-size-asian="15pt" style:font-weight-asian="normal" style:font-size-complex="15pt" style:font-weight-complex="normal"/>
    </style:style>
    <style:style style:name="P6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1012a0" officeooo:paragraph-rsid="00131129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Maranata</text:span><text:tab/><text:tab/><text:span text:style-name="T3">Ministério Avivah<text:tab/></text:span><text:span text:style-name="T2">[ <text:s text:c="4"/>]</text:span></text:p>
      <text:p text:style-name="P3">Tu és a minha luz</text:p>
      <text:p text:style-name="P3">A minha salvação</text:p>
      <text:p text:style-name="P4">E a Ti me renderei</text:p>
      <text:p text:style-name="P3">Se ao teu lado estou</text:p>
      <text:p text:style-name="P3">Seguro em tuas mãos</text:p>
      <text:p text:style-name="P4">Eu nada temerei</text:p>
      <text:p text:style-name="P4"/>
      <text:p text:style-name="P3">Ôô, ôô, ôô</text:p>
      <text:p text:style-name="P3">Tu és Santo, ó Senhor</text:p>
      <text:p text:style-name="P3">Ôô, ôô, ôô</text:p>
      <text:p text:style-name="P3">Tu és digno de louvor</text:p>
      <text:p text:style-name="P4"/>
      <text:p text:style-name="P4">Só em Ti confiarei; Eu nada temerei</text:p>
      <text:p text:style-name="P4">Em frente eu irei</text:p>
      <text:p text:style-name="P4">Pois eu sei que vivo estás!; E um dia voltarás</text:p>
      <text:p text:style-name="P4">Do céu pra nos buscar; Para sempre Reinarás, aleluia!</text:p>
      <text:p text:style-name="P4"/>
      <text:p text:style-name="P4">Vem Jesus, vem Jesus!</text:p>
      <text:p text:style-name="P4">Maranata ora, vem Senhor Jesus!</text:p>
      <text:p text:style-name="P4">Vem Jesus, vem Jesus!</text:p>
      <text:p text:style-name="P4">Maranata ora, vem Senhor Jesus!</text:p>
      <text:p text:style-name="P6"><text:span text:style-name="T5">Maranata</text:span><text:tab/><text:tab/><text:span text:style-name="T3">Ministério Avivah<text:tab/></text:span><text:span text:style-name="T2">[ <text:s text:c="4"/>]</text:span></text:p>
      <text:p text:style-name="P5">Tu és a minha luz</text:p>
      <text:p text:style-name="P5">A minha salvação</text:p>
      <text:p text:style-name="P5">E a Ti me renderei</text:p>
      <text:p text:style-name="P5">Se ao teu lado estou</text:p>
      <text:p text:style-name="P5">Seguro em tuas mãos</text:p>
      <text:p text:style-name="P5">Eu nada temerei</text:p>
      <text:p text:style-name="P5"/>
      <text:p text:style-name="P5">Ôô, ôô, ôô</text:p>
      <text:p text:style-name="P5">Tu és Santo, ó Senhor</text:p>
      <text:p text:style-name="P5">Ôô, ôô, ôô</text:p>
      <text:p text:style-name="P5">Tu és digno de louvor</text:p>
      <text:p text:style-name="P5"/>
      <text:p text:style-name="P5">Só em Ti confiarei; Eu nada temerei</text:p>
      <text:p text:style-name="P5">Em frente eu irei</text:p>
      <text:p text:style-name="P5">Pois eu sei que vivo estás!; E um dia voltarás</text:p>
      <text:p text:style-name="P5">Do céu pra nos buscar; Para sempre Reinarás, aleluia!</text:p>
      <text:p text:style-name="P5"/>
      <text:p text:style-name="P5">Vem Jesus, vem Jesus!</text:p>
      <text:p text:style-name="P5">Maranata ora, vem Senhor Jesus!</text:p>
      <text:p text:style-name="P5">Vem Jesus, vem Jesus!</text:p>
      <text:p text:style-name="P5">Maranata ora, vem Senhor Jesu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8-28T09:23:19.356190948</dc:date>
    <meta:editing-cycles>13</meta:editing-cycles>
    <meta:editing-duration>PT20M9S</meta:editing-duration>
    <meta:generator>LibreOffice/5.1.4.2$Linux_X86_64 LibreOffice_project/10m0$Build-2</meta:generator>
    <meta:document-statistic meta:table-count="0" meta:image-count="0" meta:object-count="0" meta:page-count="1" meta:paragraph-count="38" meta:word-count="188" meta:character-count="914" meta:non-whitespace-character-count="754"/>
  </office:meta>
</office:document-meta>
</file>